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fo:font-weight="bold" officeooo:rsid="00087fca" officeooo:paragraph-rsid="00087fca" style:font-weight-asian="bold" style:font-weight-complex="bold"/>
    </style:style>
    <style:style style:name="P2" style:family="paragraph" style:parent-style-name="Standard">
      <style:text-properties fo:font-weight="bold" officeooo:rsid="0009f3c6" officeooo:paragraph-rsid="0009f3c6" style:font-weight-asian="bold" style:font-weight-complex="bold"/>
    </style:style>
    <style:style style:name="P3" style:family="paragraph" style:parent-style-name="Standard">
      <style:text-properties fo:font-weight="bold" officeooo:rsid="000b019c" officeooo:paragraph-rsid="000b019c" style:font-weight-asian="bold" style:font-weight-complex="bold"/>
    </style:style>
    <style:style style:name="P4" style:family="paragraph" style:parent-style-name="Standard">
      <style:text-properties fo:font-weight="bold" officeooo:rsid="000bb4b5" officeooo:paragraph-rsid="000bb4b5" style:font-weight-asian="bold" style:font-weight-complex="bold"/>
    </style:style>
    <style:style style:name="P5" style:family="paragraph" style:parent-style-name="Standard">
      <style:text-properties fo:font-weight="normal" officeooo:rsid="0008af2c" officeooo:paragraph-rsid="0008af2c" style:font-weight-asian="normal" style:font-weight-complex="normal"/>
    </style:style>
    <style:style style:name="P6" style:family="paragraph" style:parent-style-name="Standard">
      <style:text-properties fo:font-weight="normal" officeooo:rsid="0009f3c6" officeooo:paragraph-rsid="0009f3c6" style:font-weight-asian="normal" style:font-weight-complex="normal"/>
    </style:style>
    <style:style style:name="P7" style:family="paragraph" style:parent-style-name="Standard" style:list-style-name="L1">
      <style:text-properties fo:font-weight="normal" officeooo:rsid="0009f3c6" officeooo:paragraph-rsid="0009f3c6" style:font-weight-asian="normal" style:font-weight-complex="normal"/>
    </style:style>
    <style:style style:name="P8" style:family="paragraph" style:parent-style-name="Standard" style:list-style-name="L2">
      <style:text-properties fo:font-weight="normal" officeooo:rsid="000b019c" officeooo:paragraph-rsid="000b019c" style:font-weight-asian="normal" style:font-weight-complex="normal"/>
    </style:style>
    <style:style style:name="P9" style:family="paragraph" style:parent-style-name="Standard">
      <style:text-properties fo:font-weight="normal" officeooo:rsid="000b019c" officeooo:paragraph-rsid="000b019c" style:font-weight-asian="normal" style:font-weight-complex="normal"/>
    </style:style>
    <style:style style:name="P10" style:family="paragraph" style:parent-style-name="Standard" style:list-style-name="L4">
      <style:text-properties fo:font-weight="normal" officeooo:rsid="000b019c" officeooo:paragraph-rsid="000b019c" style:font-weight-asian="normal" style:font-weight-complex="normal"/>
    </style:style>
    <style:style style:name="P11" style:family="paragraph" style:parent-style-name="Standard">
      <style:text-properties fo:font-weight="normal" officeooo:rsid="000bb4b5" officeooo:paragraph-rsid="000bb4b5" style:font-weight-asian="normal" style:font-weight-complex="normal"/>
    </style:style>
    <style:style style:name="P12" style:family="paragraph" style:parent-style-name="Standard" style:list-style-name="L5">
      <style:text-properties fo:font-weight="normal" officeooo:rsid="000bb4b5" officeooo:paragraph-rsid="000bb4b5" style:font-weight-asian="normal" style:font-weight-complex="normal"/>
    </style:style>
    <style:style style:name="P13" style:family="paragraph" style:parent-style-name="Standard" style:list-style-name="L6">
      <style:text-properties fo:font-weight="normal" officeooo:rsid="000bb4b5" officeooo:paragraph-rsid="000bb4b5" style:font-weight-asian="normal" style:font-weight-complex="normal"/>
    </style:style>
    <style:style style:name="P14" style:family="paragraph" style:parent-style-name="Standard" style:list-style-name="L3">
      <style:text-properties officeooo:paragraph-rsid="000b019c"/>
    </style:style>
    <style:style style:name="P15" style:family="paragraph" style:parent-style-name="Standard" style:list-style-name="L3">
      <style:text-properties officeooo:rsid="000b019c" officeooo:paragraph-rsid="000b019c"/>
    </style:style>
    <style:style style:name="P16" style:family="paragraph" style:parent-style-name="Standard">
      <style:text-properties officeooo:rsid="000b019c" officeooo:paragraph-rsid="000b019c"/>
    </style:style>
    <style:style style:name="T1" style:family="text">
      <style:text-properties fo:font-weight="normal" style:font-weight-asian="normal" style:font-weight-complex="normal"/>
    </style:style>
    <style:style style:name="T2" style:family="text">
      <style:text-properties fo:font-weight="normal" officeooo:rsid="000b019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 Nickerson</text:p>
      <text:p text:style-name="P5">603-608-5834</text:p>
      <text:p text:style-name="P5">znickerson87@gmail.com</text:p>
      <text:p text:style-name="P5">300 Route 125, Brentwood, NH 03833</text:p>
      <text:p text:style-name="P5"/>
      <text:p text:style-name="P2">Career Objective</text:p>
      <text:p text:style-name="P6">My career objective is to make a living in the computer science field. I have experience in many technology related areas, including building and repairing computers, networking, and web design, as well as troubleshooting different kinds of problems. However after going to school for programming, I would like to pursue a career as a software developer. </text:p>
      <text:p text:style-name="P6"/>
      <text:p text:style-name="P2">Education</text:p>
      <text:list xml:id="list4448546802008636870" text:style-name="L1">
        <text:list-item>
          <text:p text:style-name="P7">Exeter High School, Exeter, NH 2002-2006</text:p>
        </text:list-item>
        <text:list-item>
          <text:p text:style-name="P7">Seacoast School of Technology, Exeter, NH 2004-2006</text:p>
        </text:list-item>
        <text:list-item>
          <text:p text:style-name="P7">Great Bay Community College, Portsmouth, NH 2006-2008, 2015-present</text:p>
        </text:list-item>
        <text:list-item>
          <text:p text:style-name="P7">University of New Hampshire, Durham, NH 2008, 2016-present</text:p>
        </text:list-item>
      </text:list>
      <text:p text:style-name="P6"/>
      <text:p text:style-name="P3">Work Experience </text:p>
      <text:list xml:id="list4068968705780979312" text:style-name="L3">
        <text:list-item>
          <text:p text:style-name="P14"><text:span text:style-name="T2">Market Basket, Stratham, NH 2002-present</text:span></text:p>
          <text:list>
            <text:list-item>
              <text:p text:style-name="P15"><text:span text:style-name="T1">Front end assistant manager / Grocery manager</text:span></text:p>
            </text:list-item>
          </text:list>
        </text:list-item>
      </text:list>
      <text:p text:style-name="P16"><text:span text:style-name="T1"/></text:p>
      <text:p text:style-name="P3">Qualifications</text:p>
      <text:list xml:id="list6477991707577768248" text:style-name="L4">
        <text:list-item>
          <text:p text:style-name="P10">Maintained an A average my two years at the Seacoast School of Technology for computer programming</text:p>
        </text:list-item>
        <text:list-item>
          <text:p text:style-name="P10">Upgraded, repaired, networked and built my own personal computers</text:p>
        </text:list-item>
        <text:list-item>
          <text:p text:style-name="P10">Maintained a very good record of attendance at all schools and places of employment</text:p>
        </text:list-item>
        <text:list-item>
          <text:p text:style-name="P10">Have the ability to teach myself new things. <text:s/>Have taught myself basic knowledge of several technology related things such as HTML, CSS, mobile app development and javascript</text:p>
        </text:list-item>
      </text:list>
      <text:p text:style-name="P9"/>
      <text:p text:style-name="P4">Computer Languages</text:p>
      <text:list xml:id="list1415518326289563219" text:style-name="L5">
        <text:list-item>
          <text:p text:style-name="P12">HTML/CSS</text:p>
        </text:list-item>
        <text:list-item>
          <text:p text:style-name="P12">Javascript</text:p>
        </text:list-item>
        <text:list-item>
          <text:p text:style-name="P12">Visual Basic</text:p>
        </text:list-item>
        <text:list-item>
          <text:p text:style-name="P12">Java</text:p>
        </text:list-item>
        <text:list-item>
          <text:p text:style-name="P12">C++</text:p>
        </text:list-item>
      </text:list>
      <text:p text:style-name="P11"/>
      <text:p text:style-name="P4">Honors and Awards</text:p>
      <text:list xml:id="list4030902898611129856" text:style-name="L6">
        <text:list-item>
          <text:p text:style-name="P13">National Technical Honor Society</text:p>
        </text:list-item>
        <text:list-item>
          <text:p text:style-name="P13">Seacoast School of Technology Honor Roll 2004-2005</text:p>
        </text:list-item>
        <text:list-item>
          <text:p text:style-name="P13">Seacoast School of Technology Under 10 Club 2004-2005</text:p>
        </text:list-item>
        <text:list-item>
          <text:p text:style-name="P13">Seacoast School of Technology Hardest Working Student 2006</text:p>
        </text:list-item>
      </text:list>
      <text:list xml:id="list4858998677957833534" text:style-name="L2">
        <text:list-item>
          <text:list>
            <text:list-header>
              <text:p text:style-name="P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1:36:59.605278216</meta:creation-date>
    <dc:date>2017-03-02T13:15:49.095242407</dc:date>
    <meta:editing-duration>PT1M14S</meta:editing-duration>
    <meta:editing-cycles>2</meta:editing-cycles>
    <meta:generator>LibreOffice/5.1.4.2$Linux_X86_64 LibreOffice_project/f99d75f39f1c57ebdd7ffc5f42867c12031db97a</meta:generator>
    <meta:document-statistic meta:table-count="0" meta:image-count="0" meta:object-count="0" meta:page-count="1" meta:paragraph-count="31" meta:word-count="237" meta:character-count="1498" meta:non-whitespace-character-count="1308"/>
  </office:meta>
</office:document-meta>
</file>